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7ee4" officeooo:paragraph-rsid="001e7ee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7ee4" officeooo:paragraph-rsid="001e7ee4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e7ee4" officeooo:paragraph-rsid="001e7ee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Ness and Marty Townley</text:p>
      <text:p text:style-name="P1">ECE425</text:p>
      <text:p text:style-name="P1">2/27/17</text:p>
      <text:p text:style-name="P1"/>
      <text:p text:style-name="P2">Lab 4</text:p>
      <text:p text:style-name="P2"/>
      <text:p text:style-name="P3">Annotated Slice plan:</text:p>
      <text:p text:style-name="P3"/>
      <text:p text:style-name="P3"/>
      <text:p text:style-name="P3">Plot of ALU (unexpanded):</text:p>
      <text:p text:style-name="P3"/>
      <text:p text:style-name="P3"/>
      <text:p text:style-name="P3">Plot of ALU (expanded):</text:p>
      <text:p text:style-name="P3"/>
      <text:p text:style-name="P3"/>
      <text:p text:style-name="P3">Comparison vs. Original ALU:</text:p>
      <text:p text:style-name="P3"/>
      <text:p text:style-name="P3"/>
      <text:p text:style-name="P3">Simulation Description:</text:p>
      <text:p text:style-name="P3"/>
      <text:p text:style-name="P3"/>
      <text:p text:style-name="P3">Time Estimate: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9:26:33.305122236</meta:creation-date>
    <dc:date>2017-02-27T09:30:22.143094018</dc:date>
    <meta:editing-duration>PT3M49S</meta:editing-duration>
    <meta:editing-cycles>1</meta:editing-cycles>
    <meta:generator>LibreOffice/5.1.6.2.0$Linux_X86_64 LibreOffice_project/10$Build-2</meta:generator>
    <meta:document-statistic meta:table-count="0" meta:image-count="0" meta:object-count="0" meta:page-count="1" meta:paragraph-count="10" meta:word-count="28" meta:character-count="179" meta:non-whitespace-character-count="161"/>
  </office:meta>
</office:document-meta>
</file>